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LINE # 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LINE # 8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LINE #3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LINE #3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#4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LINE #4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LINE #47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#11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x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LINE #7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LINE#1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LINE #1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LINE #19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LINE #5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LINE #12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CC RCCD</meta:initial-creator>
    <dc:creator>rcc</dc:creator>
    <meta:creation-date>2017-01-25T10:21:36Z</meta:creation-date>
    <dc:date>2018-04-23T21:53:25Z</dc:date>
    <meta:editing-cycles>10</meta:editing-cycles>
    <meta:editing-duration>PT3878S</meta:editing-duration>
  </office:meta>
</office:document-meta>
</file>